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fo:font-style="normal" fo:font-weight="normal" officeooo:rsid="00072549" officeooo:paragraph-rsid="00072549"/>
    </style:style>
    <style:style style:name="P3" style:family="paragraph" style:parent-style-name="Preformatted_20_Text">
      <style:paragraph-properties fo:orphans="2" fo:widows="2"/>
      <style:text-properties fo:font-variant="normal" fo:text-transform="none" fo:color="#000000" fo:letter-spacing="normal"/>
    </style:style>
    <style:style style:name="P4" style:family="paragraph" style:parent-style-name="Preformatted_20_Text">
      <style:paragraph-properties fo:orphans="2" fo:widows="2"/>
      <style:text-properties fo:font-variant="normal" fo:text-transform="none" fo:color="#000000" fo:letter-spacing="normal" officeooo:paragraph-rsid="00072549"/>
    </style:style>
    <style:style style:name="P5" style:family="paragraph" style:parent-style-name="Preformatted_20_Text">
      <style:paragraph-properties fo:orphans="2" fo:widows="2"/>
      <style:text-properties fo:font-variant="normal" fo:text-transform="none" fo:color="#000000" fo:letter-spacing="normal" officeooo:rsid="00090e2c" officeooo:paragraph-rsid="00090e2c"/>
    </style:style>
    <style:style style:name="P6" style:family="paragraph" style:parent-style-name="Preformatted_20_Text">
      <style:paragraph-properties fo:orphans="2" fo:widows="2"/>
    </style:style>
    <style:style style:name="P7"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T1" style:family="text">
      <style:text-properties fo:font-style="normal" fo:font-weight="normal"/>
    </style:style>
    <style:style style:name="T2" style:family="text">
      <style:text-properties fo:font-style="normal" fo:font-weight="normal" officeooo:rsid="00072549"/>
    </style:style>
    <style:style style:name="T3" style:family="text">
      <style:text-properties fo:font-style="normal" fo:font-weight="normal" officeooo:rsid="00074621"/>
    </style:style>
    <style:style style:name="T4" style:family="text">
      <style:text-properties fo:font-style="normal" fo:font-weight="normal" officeooo:rsid="0007902d"/>
    </style:style>
    <style:style style:name="T5" style:family="text">
      <style:text-properties fo:font-style="normal" fo:font-weight="normal" officeooo:rsid="000947a1"/>
    </style:style>
    <style:style style:name="T6" style:family="text">
      <style:text-properties officeooo:rsid="000a06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1">1. Complete LAB4:</text:p>
      <text:p text:style-name="P6"/>
      <text:p text:style-name="P3"><text:s text:c="3"/><text:span text:style-name="T1">Implement processes, process family (binary) tree and support the commands</text:span></text:p>
      <text:p text:style-name="P3"><text:s text:c="13"/><text:span text:style-name="T1">ps fork exit wait</text:span></text:p>
      <text:p text:style-name="P3"><text:s text:c="3"/><text:span text:style-name="T1">on the ARM virtual machine. Read Chapter 5.6.1 for sleep()/wakeup() code.</text:span></text:p>
      <text:p text:style-name="P6"/>
      <text:p text:style-name="P1">2. KBD driver using sleep/wakeup</text:p>
      <text:p text:style-name="P6"/>
      <text:p text:style-name="P3"><text:s text:c="3"/><text:span text:style-name="T1">In Chapter 3, the KBD driver use interrupts but kgetc() from KBD use polling</text:span></text:p>
      <text:p text:style-name="P3"><text:s text:c="2"/><text:span text:style-name="T1">(because Chapter 3 does NOT support processes).</text:span></text:p>
      <text:p text:style-name="P6"/>
      <text:p text:style-name="P3"><text:s text:c="3"/><text:span text:style-name="T1">Chapter 5.6.2.1 shows a modified KBD driver using sleep()/wakeup().</text:span></text:p>
      <text:p text:style-name="P6"/>
      <text:p text:style-name="P3"><text:s text:c="3"/><text:span text:style-name="T1">REQUIREMENT: Re-write the KBD driver in YOUR LAB4 using sleep()/wakeup().</text:span></text:p>
      <text:p text:style-name="P6"/>
      <text:p text:style-name="P1">Q1: With the modified KBD driver, P0 can NOT call kgetc().</text:p>
      <text:p text:style-name="P4"><text:s text:c="4"/><text:span text:style-name="T1">EXPLAIN: WHY? </text:span></text:p>
      <text:p text:style-name="P4"><text:span text:style-name="T2">P0 Cannot call kgetc() because the process goes to sleep, and when p0 is alone,there is no other process to give it away to, so p0 cannot go to sleep.</text:span></text:p>
      <text:p text:style-name="P6"/>
      <text:p text:style-name="P1">---------------- ANSWER QUESTIONS Q2, Q3, Q4 below ---------------------</text:p>
      <text:p text:style-name="P1">Given (1) to (6) in the ARM MTX code:</text:p>
      <text:p text:style-name="P6"/>
      <text:p text:style-name="P1">(1). Vector tabble at memory address 0</text:p>
      <text:p text:style-name="P3"><text:s text:c="5"/><text:span text:style-name="T1">0x18: LDR PC, irq_handler_addr</text:span></text:p>
      <text:p text:style-name="P3"><text:s text:c="5"/><text:span text:style-name="T1">irq_handler_addr: .word irq_handler</text:span></text:p>
      <text:p text:style-name="P6"/>
      <text:p text:style-name="P1">(2). irq_handler:</text:p>
      <text:p text:style-name="P3"><text:s text:c="7"/><text:span text:style-name="T1">sub lr, lr, #4</text:span></text:p>
      <text:p text:style-name="P3"><text:s text:c="7"/><text:span text:style-name="T1">stmfd sp!, {r0-r12, lr}</text:span></text:p>
      <text:p text:style-name="P3"><text:s text:c="7"/><text:span text:style-name="T1">bl <text:s/>IRQ_handler</text:span></text:p>
      <text:p text:style-name="P3"><text:s text:c="7"/><text:span text:style-name="T1">ldmfd sp!, {r0-r12, pc}^</text:span></text:p>
      <text:p text:style-name="P6"/>
      <text:p text:style-name="P1">(3). IRQ_handler{</text:p>
      <text:p text:style-name="P3"><text:s text:c="7"/><text:span text:style-name="T1">if (VIC.statusRegBit32 &amp;&amp; SIC.statusRefBit3)</text:span></text:p>
      <text:p text:style-name="P3"><text:s text:c="11"/><text:span text:style-name="T1">kbd_handler();</text:span></text:p>
      <text:p text:style-name="P3"><text:s text:c="5"/><text:span text:style-name="T1">}</text:span></text:p>
      <text:p text:style-name="P6"/>
      <text:p text:style-name="P6"/>
      <text:p text:style-name="P3"><text:s text:c="5"/><text:span text:style-name="T1">int hasData = 0; // global flag set to 0 in kbd_init()</text:span></text:p>
      <text:p text:style-name="P3"><text:s text:c="5"/><text:span text:style-name="T1">char c; <text:s text:c="9"/>// global char shared by KBD driver and processes</text:span></text:p>
      <text:p text:style-name="P6"/>
      <text:p text:style-name="P1">(4). kbd_handler()</text:p>
      <text:p text:style-name="P3"><text:s text:c="5"/><text:span text:style-name="T1">{</text:span></text:p>
      <text:p text:style-name="P3"><text:s text:c="7"/><text:span text:style-name="T1">get scancode;</text:span></text:p>
      <text:p text:style-name="P3"><text:s text:c="7"/><text:span text:style-name="T1">c = ASCII char mapped by scancode;</text:span></text:p>
      <text:p text:style-name="P3"><text:s text:c="7"/><text:span text:style-name="T1">hasData = 1;</text:span></text:p>
      <text:p text:style-name="P3"><text:s text:c="7"/><text:span text:style-name="T1">wakeup(&amp;hasData);</text:span></text:p>
      <text:p text:style-name="P3"><text:s text:c="5"/><text:span text:style-name="T1">}</text:span></text:p>
      <text:p text:style-name="P3"><text:s text:c="6"/></text:p>
      <text:p text:style-name="P1">(5). char kgetc()</text:p>
      <text:p text:style-name="P3"><text:s text:c="5"/><text:span text:style-name="T1">{ <text:s text:c="3"/></text:span></text:p>
      <text:p text:style-name="P3"><text:s text:c="7"/><text:span text:style-name="T1">if (hasData==0)</text:span></text:p>
      <text:p text:style-name="P3"><text:s text:c="10"/><text:span text:style-name="T1">sleep(&amp;hasData);</text:span></text:p>
      <text:p text:style-name="P3"><text:s text:c="7"/><text:span text:style-name="T1">hasData = 0; <text:s text:c="7"/></text:span></text:p>
      <text:p text:style-name="P3"><text:s text:c="7"/><text:span text:style-name="T1">return c;</text:span></text:p>
      <text:p text:style-name="P3"><text:s text:c="5"/><text:span text:style-name="T1">}</text:span></text:p>
      <text:p text:style-name="P3"><text:s text:c="3"/></text:p>
      <text:p text:style-name="P1"><text:soft-page-break/>(6). Process_Code()</text:p>
      <text:p text:style-name="P3"><text:s text:c="5"/><text:span text:style-name="T1">{</text:span></text:p>
      <text:p text:style-name="P3"><text:s text:c="8"/><text:span text:style-name="T1">unlock(); <text:s text:c="3"/>// allow CPU to accept IRQ interrupts</text:span></text:p>
      <text:p text:style-name="P3"><text:s text:c="8"/><text:span text:style-name="T1">kgetc(); <text:s text:c="4"/>// Process P1 executes this line</text:span></text:p>
      <text:p text:style-name="P3"><text:s text:c="5"/><text:span text:style-name="T1">} </text:span></text:p>
      <text:p text:style-name="P1">============================================================================</text:p>
      <text:p text:style-name="P1">Q2: Draw a diagram to show the control flow of the PROCESS P1 </text:p>
      <text:p text:style-name="P2"/>
      <text:p text:style-name="P3"><text:s text:c="4"/><text:span text:style-name="T1">(7). <text:s text:c="2"/>Before any key is pressed:</text:span></text:p>
      <text:p text:style-name="P3"><text:span text:style-name="T1"><text:tab/><text:tab/></text:span><text:span text:style-name="T3">while there is no data we are sleeping P1. P0 loops infinitely now because ready queue is empty</text:span></text:p>
      <text:p text:style-name="P6"/>
      <text:p text:style-name="P3"><text:s text:c="4"/><text:span text:style-name="T1">(8). <text:s text:c="2"/>When a key is pressed.</text:span></text:p>
      <text:p text:style-name="P3"><text:span text:style-name="T1"><text:tab/><text:tab/></text:span><text:span text:style-name="T3">Trigger interrupt handler </text:span><text:span text:style-name="T4">at vector table</text:span><text:span text:style-name="T3">, execute the interrupt handler which will wake-up P1 and return it to the ready queue,</text:span><text:span text:style-name="T4">P0 switches to P1 since ready queue is no longer empty, and we go back to the loop.</text:span></text:p>
      <text:p text:style-name="P1">===========================================================================</text:p>
      <text:p text:style-name="P6"/>
      <text:p text:style-name="P1">Assume: P0 forked P1 and P2, and switch to run P1 (with P2, P0 in readyQueue).</text:p>
      <text:p text:style-name="P1">When P1 tries to get a command line by</text:p>
      <text:p text:style-name="P3"><text:s text:c="8"/><text:span text:style-name="T1">kgets(char line[ ]); <text:s text:c="4"/>// which calls kgetc() until '\r'</text:span></text:p>
      <text:p text:style-name="P1">It would go to sleep on kgetc(), which switches to run P2, which also tries to</text:p>
      <text:p text:style-name="P1">get a command line. </text:p>
      <text:p text:style-name="P6"/>
      <text:p text:style-name="P1">(9). Verify that each process will get a complete input LINE rather than a </text:p>
      <text:p text:style-name="P3"><text:s text:c="5"/><text:span text:style-name="T1">different char of the same LINE.</text:span></text:p>
      <text:p text:style-name="P6"/>
      <text:p text:style-name="P1">Q3: EXPLAIN: HOW and WHY does (9) work?</text:p>
      <text:p text:style-name="P1"><text:tab/><text:span text:style-name="T6">When you press a key, iterrupt wakes up both process 1 and 2, and p1 will then return c, once kgetc puts p1 back to slep it resumes p2, p then returns the same c since you have not processed another interrupt.</text:span></text:p>
      <text:p text:style-name="P6"/>
      <text:p text:style-name="P3"><text:s/></text:p>
      <text:p text:style-name="P1">Q4: Interrupt handlers can only call wakeup() but should NEVER call sleep().</text:p>
      <text:p text:style-name="P3"><text:s text:c="4"/><text:span text:style-name="T1">EXPALIN: WHY?</text:span></text:p>
      <text:p text:style-name="P3"><text:span text:style-name="T1"/></text:p>
      <text:p text:style-name="P5"><text:span text:style-name="T1">Because </text:span><text:span text:style-name="T5">when the interrupt occurs the processor goes into an interrupt exception state, during this state the scheduler is disabled, If we try to sleep while in the interrupt handler, sleep will tell the scheduler to deque the next process, but since scheduler is disabled, the program will hang.</text:span></text:p>
      <text:p text:style-name="P6"/>
      <text:p text:style-name="P1">=============================================================================</text:p>
      <text:p text:style-name="P6"/>
      <text:p text:style-name="P1">3. Per the posted t.c, pipe.c and pv.c files in samples/pipePC/:</text:p>
      <text:p text:style-name="P6"/>
      <text:p text:style-name="P3"><text:s text:c="3"/><text:span text:style-name="T1">Implement pipe with: WRTIER retruns -1 if it sees a BROKEN PIPE condition</text:span></text:p>
      <text:p text:style-name="P3"><text:s text:c="24"/><text:span text:style-name="T1">READER returns <text:s/>0 if pipe has no data and no writer.</text:span></text:p>
      <text:p text:style-name="P6"/>
      <text:p text:style-name="P3"><text:s text:c="3"/><text:span text:style-name="T1">PORT the producer-consumer code using P/V on semaphores to ARM.</text:span></text:p>
      <text:p text:style-name="P6"/>
      <text:p text:style-name="P6"/>
      <text:p text:style-name="P1">==============================================================================</text:p>
      <text:p text:style-name="P1">4. Timer Service</text:p>
      <text:p text:style-name="P6"/>
      <text:p text:style-name="P3"><text:s text:c="3"/><text:span text:style-name="T1">With a hardware timer, e.g. timer0, the OS kernel can provide each process</text:span></text:p>
      <text:p text:style-name="P1">with a virtual timer. A process may request an interval timer of t seconds by </text:p>
      <text:p text:style-name="P1">the command 't', which asks for a time value in t seconds. The 't' command </text:p>
      <text:p text:style-name="P1">causes the process to sleep for t seconds. When its interval time expires, the </text:p>
      <text:p text:style-name="P1">timer interrupt handler wakes up the process, allowing it to continue.</text:p>
      <text:p text:style-name="P6"><text:soft-page-break/></text:p>
      <text:p text:style-name="P1">The timer requests of processes are maintained in a timer queue containing Time</text:p>
      <text:p text:style-name="P1">Queue Elements (TQEs), which looks like the following:</text:p>
      <text:p text:style-name="P6"/>
      <text:p text:style-name="P3"><text:s text:c="5"/><text:span text:style-name="T1">tq -&gt; <text:s/>tqe -&gt; <text:s text:c="4"/>tqe -&gt; <text:s text:c="3"/>tqe -&gt; NULL </text:span></text:p>
      <text:p text:style-name="P3"><text:s text:c="11"/><text:span text:style-name="T1">------ <text:s text:c="3"/>------ <text:s text:c="3"/>------ <text:s text:c="3"/></text:span></text:p>
      <text:p text:style-name="P3"><text:s text:c="11"/><text:span text:style-name="T1">| 5 <text:s/>| <text:s text:c="3"/>| <text:s/>8 | <text:s text:c="3"/>| 17 | <text:s text:c="2"/>(time in seconds to expire)</text:span></text:p>
      <text:p text:style-name="P3"><text:s text:c="11"/><text:span text:style-name="T1">| *2 | <text:s text:c="3"/>| *1 | <text:s text:c="3"/>| *3 | <text:s text:c="2"/>(*pid means &amp;proc[pid])</text:span></text:p>
      <text:p text:style-name="P3"><text:s text:c="11"/><text:span text:style-name="T1">------ <text:s text:c="3"/>------ <text:s text:c="3"/>------</text:span></text:p>
      <text:p text:style-name="P6"/>
      <text:p text:style-name="P1">At each second, the timer interrupt handler decrements the time field of each </text:p>
      <text:p text:style-name="P1">TQE by 1. When a TQE's time decrements to 0, the interrupt handler deletes its</text:p>
      <text:p text:style-name="P1">TQE from tq and wakes up the process.</text:p>
      <text:p text:style-name="P6"/>
      <text:p text:style-name="P1">For example, after 5 seconds, it deletes the tqe of PROC2 and wakes up process </text:p>
      <text:p text:style-name="P1">P2. </text:p>
      <text:p text:style-name="P6"/>
      <text:p text:style-name="P1">In the above timer queue, the time field of each TQE contains the exact time</text:p>
      <text:p text:style-name="P1">remaining. This has the disadvantage in that the interrupt handler must </text:p>
      <text:p text:style-name="P1">decrement the time field of each and every TQE. In general, an interrupt handler</text:p>
      <text:p text:style-name="P1">should complete an interrupt processing as quickly as possible. This is </text:p>
      <text:p text:style-name="P1">especially important for the timer interrupt handler. Otherwise, it may loss </text:p>
      <text:p text:style-name="P1">ticks or even never finish. In contrast, when a process enters a timer request,</text:p>
      <text:p text:style-name="P1">it also manipulates the timer queue but the process does not have the same kind</text:p>
      <text:p text:style-name="P1">of critical time constraints. We can speed up the timer interrupt handler by </text:p>
      <text:p text:style-name="P1">modifying the timer queue as follows.</text:p>
      <text:p text:style-name="P6"/>
      <text:p text:style-name="P3"><text:s text:c="5"/><text:span text:style-name="T1">tq -&gt; <text:s/>tqe -&gt; <text:s text:c="3"/>tqe -&gt; <text:s text:c="3"/>tqe -&gt; NULL </text:span></text:p>
      <text:p text:style-name="P3"><text:s text:c="11"/><text:span text:style-name="T1">------ <text:s text:c="3"/>------ <text:s text:c="3"/>------ <text:s text:c="3"/></text:span></text:p>
      <text:p text:style-name="P3"><text:s text:c="11"/><text:span text:style-name="T1">| 5 <text:s/>| <text:s text:c="3"/>| <text:s/>3 | <text:s text:c="3"/>| <text:s/>9 | <text:s text:c="2"/>(relative time)</text:span></text:p>
      <text:p text:style-name="P3"><text:s text:c="11"/><text:span text:style-name="T1">| *2 | <text:s text:c="3"/>| *1 | <text:s text:c="3"/>| *3 | <text:s text:c="2"/>(pointer to proc[pid])</text:span></text:p>
      <text:p text:style-name="P3"><text:s text:c="11"/><text:span text:style-name="T1">------ <text:s text:c="3"/>------ <text:s text:c="3"/>------</text:span></text:p>
      <text:p text:style-name="P6"/>
      <text:p text:style-name="P1">In the modified timer queue, the time field of each TQE is relative to the</text:p>
      <text:p text:style-name="P1">cummulative time of all the preceeding TQEs. At each second, the timer interrupt</text:p>
      <text:p text:style-name="P1">handler only needs to decrement the time of the first TQE and process any TQE</text:p>
      <text:p text:style-name="P1">whose time has expired. With this setup, insertion/deletion of a TQE must be</text:p>
      <text:p text:style-name="P1">done carefully. </text:p>
      <text:p text:style-name="P6"/>
      <text:p text:style-name="P1">REQUIREMENT:</text:p>
      <text:p text:style-name="P6"/>
      <text:p text:style-name="P1">Implement a timer queue to support interval timer requests of processes.</text:p>
      <text:p text:style-name="P1">Add a 't' command, which</text:p>
      <text:p text:style-name="P3"><text:s text:c="10"/><text:span text:style-name="T1">ask for a time value t in seconds, e.g. 20;</text:span></text:p>
      <text:p text:style-name="P3"><text:s text:c="10"/><text:span text:style-name="T1">enter a TQE into the timer queue;</text:span></text:p>
      <text:p text:style-name="P3"><text:s text:c="10"/><text:span text:style-name="T1">process goes to sleep (e.g. on its TQE)</text:span></text:p>
      <text:p text:style-name="P6"/>
      <text:p text:style-name="P1">Modify the timer interrupt handler to:</text:p>
      <text:p text:style-name="P3"><text:s text:c="10"/><text:span text:style-name="T1">display a wall clock;</text:span></text:p>
      <text:p text:style-name="P3"><text:s text:c="10"/><text:span text:style-name="T1">dispaly the current timer queue every second;</text:span></text:p>
      <text:p text:style-name="P3"><text:s text:c="10"/><text:span text:style-name="T1">handle TQEs and wake up any process whose time has expired;</text:span></text:p>
      <text:p text:style-name="P6"/>
      <text:p text:style-name="P1">During demo, let P1 kfork() serveral processes, e.g. P2, P3.</text:p>
      <text:p text:style-name="P3"><text:s text:c="20"/><text:span text:style-name="T1">P1: 't' : 30</text:span></text:p>
      <text:p text:style-name="P3"><text:s text:c="20"/><text:span text:style-name="T1">P2: 't' : 20</text:span></text:p>
      <text:p text:style-name="P7"><text:s text:c="20"/><text:span text:style-name="T1">P3: 't;: <text:s text:c="2"/>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5:17:58.590180020</meta:creation-date>
    <dc:date>2019-02-19T11:04:27.123671051</dc:date>
    <meta:editing-duration>PT18H25M27S</meta:editing-duration>
    <meta:editing-cycles>1</meta:editing-cycles>
    <meta:document-statistic meta:table-count="0" meta:image-count="0" meta:object-count="0" meta:page-count="3" meta:paragraph-count="126" meta:word-count="1042" meta:character-count="6645" meta:non-whitespace-character-count="5083"/>
    <meta:generator>LibreOffice/6.1.4.2$Linux_X86_64 LibreOffice_project/10$Build-2</meta:generator>
  </office:meta>
</office:document-meta>
</file>